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9649768E.png"/>
  <manifest:file-entry manifest:media-type="image/png" manifest:full-path="Pictures/1000020000000083000000EAC7A04487.png"/>
  <manifest:file-entry manifest:media-type="image/png" manifest:full-path="Pictures/100002000000008000000080E19F4B99.png"/>
  <manifest:file-entry manifest:media-type="image/png" manifest:full-path="Pictures/10000201000002BB0000009EE7F755DC.png"/>
  <manifest:file-entry manifest:media-type="image/png" manifest:full-path="Pictures/100002010000001A0000001BD7EF30D1.png"/>
  <manifest:file-entry manifest:media-type="image/png" manifest:full-path="Pictures/10000200000000AA000000F901A4D8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2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, Lucidasans, 'Lucida Sans', 'Arial Unicode MS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font-size="9pt" style:font-size-asian="9pt" style:font-size-complex="9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start" style:justify-single-word="false"/>
      <style:text-properties fo:font-size="9.5pt" style:font-size-asian="9.5pt" style:font-size-complex="9.5pt"/>
    </style:style>
    <style:style style:name="P5" style:family="paragraph" style:parent-style-name="Footer">
      <style:paragraph-properties fo:text-align="center" style:justify-single-word="false"/>
      <style:text-properties fo:font-size="9.5pt" style:font-size-asian="9.5pt" style:font-size-complex="9.5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ext_20_body">
      <style:paragraph-properties fo:break-before="page"/>
      <style:text-properties style:font-name="Bitstream Vera Serif"/>
    </style:style>
    <style:style style:name="P9" style:family="paragraph" style:parent-style-name="Heading_20_1" style:master-page-name="Right_20_Page">
      <style:paragraph-properties style:page-number="auto"/>
    </style:style>
    <style:style style:name="P10" style:family="paragraph" style:parent-style-name="Text_20_body" style:list-style-name="L1"/>
    <style:style style:name="P11" style:family="paragraph">
      <style:text-properties style:font-name="Bitstream Vera Serif" fo:font-size="1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Bitstream Vera Serif" fo:font-size="10pt"/>
    </style:style>
    <style:style style:name="P14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Bitstream Vera Serif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Bitstream Vera Serif1" fo:font-size="9.5pt" style:font-size-asian="9.5pt" style:font-size-complex="9.5pt"/>
    </style:style>
    <style:style style:name="T3" style:family="text">
      <style:text-properties style:font-name="Bitstream Vera Serif1" fo:font-size="9pt" style:font-size-asian="9pt" style:font-size-complex="9pt"/>
    </style:style>
    <style:style style:name="T4" style:family="text">
      <style:text-properties fo:font-size="9.5pt" style:font-size-asian="9.5pt" style:font-size-complex="9.5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Courier 10 Pitch1"/>
    </style:style>
    <style:style style:name="T8" style:family="text">
      <style:text-properties style:font-name="Courier 10 Pitch1"/>
    </style:style>
    <style:style style:name="T9" style:family="text">
      <style:text-properties style:font-name="Bitstream Vera Serif1" fo:font-size="10pt"/>
    </style:style>
    <style:style style:name="T10" style:family="text">
      <style:text-properties style:font-name="Bitstream Vera Serif" fo:font-size="10pt" style:font-name-asian="Bitstream Vera Sans1" style:font-name-complex="Tahoma1"/>
    </style:style>
    <style:style style:name="T11" style:family="text">
      <style:text-properties style:font-name="Bitstream Vera Serif" fo:font-size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text:list-style style:name="L1">
      <text:list-level-style-image text:level="1" text:style-name="Numbering_20_Symbols" xlink:href="Pictures/100002010000001A0000001BD7EF30D1.png" xlink:type="simple" xlink:show="embed" xlink:actuate="onLoad">
        <style:list-level-properties text:min-label-width="0.1965in" style:vertical-pos="bottom" style:vertical-rel="baseline" fo:width="0.1181in" fo:height="0.1228in"/>
      </text:list-level-style-image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style:style style:name="gr1" style:family="graphic">
      <style:graphic-properties draw:stroke="none" svg:stroke-color="#000000" draw:fill="solid" draw:fill-color="#e6e6ff" draw:fill-gradient-name="Gradient_20_1" draw:textarea-horizontal-align="right" draw:textarea-vertical-align="middle" fo:min-height="0.2756in" fo:padding-right="0.1in" draw:shadow="visible" draw:shadow-offset-x="0in" draw:shadow-offset-y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6e6ff" fo:min-height="0.7811in" draw:shadow="visible" draw:shadow-offset-x="0in" draw:shadow-offset-y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6e6e6" draw:textarea-horizontal-align="center" draw:textarea-vertical-align="middle" draw:shadow="visible" draw:shadow-offset-x="0in" draw:shadow-offset-y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CI driver registration</text:p>
      <text:p text:style-name="Objective">Objective: <text:span text:style-name="T6">Get familiar with PCI device and driver registration</text:span></text:p>
      <text:p text:style-name="Text_20_body">After this lab, you will be able to</text:p>
      <text:list xml:id="list1349986398" text:style-name="L1">
        <text:list-item>
          <text:p text:style-name="P10">Register devices supported by a PCI driver</text:p>
        </text:list-item>
        <text:list-item>
          <text:p text:style-name="P10">Register a PCI driver</text:p>
        </text:list-item>
        <text:list-item>
          <text:p text:style-name="P10">Enable a PCI device and request the I/O port and memory regions used by the device.</text:p>
        </text:list-item>
      </text:list>
      <text:h text:style-name="Heading_20_2" text:outline-level="2">Setup</text:h>
      <text:p text:style-name="Text_20_body">Go to the <text:span text:style-name="T7">/home/&lt;user&gt;/felabs/linux/pci</text:span> directory.</text:p>
      <text:p text:style-name="Text_20_body">Install the <text:span text:style-name="T7">qemu</text:span> package if you don't have it yet:<text:line-break/><text:span text:style-name="T7">sudo apt-get install qemu</text:span></text:p>
      <text:p text:style-name="Text_20_body">Compile a Linux 2.6.36 kernel for <text:span text:style-name="T7">x86</text:span> with the configuration file provided in the <text:span text:style-name="T7">data/</text:span> subdirectory, and boot it through NFS on the <text:span text:style-name="T7">nfsroot</text:span>/ directory, using the supplied <text:span text:style-name="T7">run_qemu</text:span> script.</text:p>
      <text:p text:style-name="Text_20_body">We are going to work with the <text:span text:style-name="T7">ens1370.c</text:span> driver available in <text:span text:style-name="T7">nfsroot/root/</text:span>. Check that the existing template driver compiles and loads well.</text:p>
      <text:h text:style-name="Heading_20_2" text:outline-level="2">PCI questions</text:h>
      <text:p text:style-name="Text_20_body"><draw:frame draw:style-name="fr1" draw:name="Frame1" text:anchor-type="paragraph" svg:x="5.0807in" svg:y="0.048in" svg:width="2.2402in" draw:z-index="16"><draw:text-box fo:min-height="0.2in"><text:p text:style-name="Frame_20_contents">Find the IRQ number from userspace in your virtual system.</text:p></draw:text-box></draw:frame>What's the IRQ line used by this audio card device?</text:p>
      <text:p text:style-name="Text_20_body"><draw:frame draw:style-name="fr1" draw:name="Frame2" text:anchor-type="paragraph" svg:x="5.0807in" svg:y="0.1626in" svg:width="2.2402in" draw:z-index="17"><draw:text-box fo:min-height="0.2in"><text:p text:style-name="Frame_20_contents">Also find these ids from userspace.</text:p></draw:text-box></draw:frame>Find the vendor and device ids for the card, and declare the supported device in the driver code.</text:p>
      <text:h text:style-name="Heading_20_2" text:outline-level="2">PCI driver registration</text:h>
      <text:p text:style-name="Text_20_body">Register the pci driver, and see your new driver in <text:span text:style-name="T7">/sys/bus/pci/drivers</text:span>.</text:p>
      <text:p text:style-name="Text_20_body">Add the calls to the <text:span text:style-name="T7">pci_enable_device()</text:span> and <text:span text:style-name="T7">pci_disable_device()</text:span> functions, and see a message in the console confirming the IRQ assigned to your device.</text:p>
      <text:p text:style-name="Text_20_body">Reserve all the I/O ports for your device and see these reservations in <text:span text:style-name="T7">/proc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2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, Lucidasans, 'Lucida Sans', 'Arial Unicode M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in" fo:margin-right="0.1in" fo:margin-top="0in" fo:margin-bottom="0.0835in" fo:text-align="start" style:justify-single-word="false" style:register-true="true" fo:text-indent="0in" style:auto-text-indent="false" fo:background-color="transparent" style:shadow="none">
        <style:tab-stops/>
        <style:background-image/>
      </style:paragraph-properties>
      <style:text-properties fo:font-size="10pt" style:text-rotation-angle="0" style:text-rotation-scale="line-heigh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Objective" style:class="text">
      <style:paragraph-properties fo:background-color="transparent">
        <style:tab-stops/>
        <style:background-image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>
        <style:tab-stops/>
        <style:background-image/>
      </style:paragraph-properties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pt" fo:font-style="oblique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fo:text-indent="-0.196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1965in" fo:margin-right="0in" fo:margin-top="0in" fo:margin-bottom="0.0835in" fo:text-indent="-0.1965in" style:auto-text-indent="false" fo:background-color="transparent">
        <style:tab-stops/>
        <style:background-image/>
      </style:paragraph-properties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3937in" fo:margin-right="0in" fo:margin-top="0in" fo:margin-bottom="0.0835in" fo:text-indent="-0.1965in" style:auto-text-indent="false"/>
    </style:style>
    <style:style style:name="Numbering_20_3_20_Cont." style:display-name="Numbering 3 Cont." style:family="paragraph" style:parent-style-name="List" style:list-style-name="List_20_1" style:class="list">
      <style:paragraph-properties fo:margin-left="0.5902in" fo:margin-right="0in" fo:margin-top="0in" fo:margin-bottom="0.0835in" fo:text-indent="0in" style:auto-text-indent="false"/>
    </style:style>
    <style:style style:name="List_20_1" style:display-name="List 1" style:family="paragraph" style:parent-style-name="List" style:next-style-name="Text_20_body" style:class="list">
      <style:paragraph-properties fo:margin-left="0.1965in" fo:margin-right="0in" fo:margin-top="0in" fo:margin-bottom="0.0835in" fo:text-indent="-0.1965in" style:auto-text-indent="false" fo:background-color="transparent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fo:font-size="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style:register-true="tru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Objective" style:family="paragraph" style:parent-style-name="Text_20_body" style:next-style-name="Text_20_body">
      <style:paragraph-properties fo:margin-left="0.8071in" fo:margin-right="0in" fo:margin-top="0in" fo:margin-bottom="0.2953in" fo:text-indent="-0.8071in" style:auto-text-indent="false" fo:padding="0.1374in" fo:border-left="none" fo:border-right="none" fo:border-top="none" fo:border-bottom="0.0138in solid #000000">
        <style:tab-stops/>
      </style:paragraph-properties>
      <style:text-properties fo:font-size="11pt" fo:font-weight="normal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Outline_20_1" style:display-name="Outline 1" style:family="paragraph">
      <style:paragraph-properties fo:margin-left="0.4701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Numbering_20_Symbols" style:display-name="Numbering Symbols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ff" style:text-underline-style="none"/>
    </style:style>
    <style:style style:name="Visited_20_Internet_20_Link" style:display-name="Visited Internet Link" style:family="text">
      <style:text-properties fo:color="#0000ff" style:text-underline-style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Code" style:family="text">
      <style:text-properties style:font-name="Courier 10 Pitc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1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61130*"/>
    </style:style>
    <style:style style:name="Table1.B" style:family="table-column">
      <style:table-column-properties style:rel-column-width="4405*"/>
    </style:style>
    <style:style style:name="Table2" style:family="table">
      <style:table-properties fo:margin-top="0in" fo:margin-bottom="0in" table:align="margins"/>
    </style:style>
    <style:style style:name="Table2.A" style:family="table-column">
      <style:table-column-properties style:rel-column-width="4412*"/>
    </style:style>
    <style:style style:name="Table2.B" style:family="table-column">
      <style:table-column-properties style:rel-column-width="61123*"/>
    </style:style>
    <style:style style:name="Table2.A1" style:family="table-cell">
      <style:table-cell-properties fo:background-color="transparent" fo:padding="0.059in" fo:border="none">
        <style:background-image/>
      </style:table-cell-properties>
    </style:style>
    <style:style style:name="Table2.B1" style:family="table-cell">
      <style:table-cell-properties fo:padding="0.059in" fo:border="none"/>
    </style:style>
    <style:style style:name="Table3" style:family="table">
      <style:table-properties table:align="margins" style:may-break-between-rows="false"/>
    </style:style>
    <style:style style:name="Table3.A" style:family="table-column">
      <style:table-column-properties style:rel-column-width="3647*"/>
    </style:style>
    <style:style style:name="Table3.B" style:family="table-column">
      <style:table-column-properties style:rel-column-width="61888*"/>
    </style:style>
    <style:style style:name="Table3.A1" style:family="table-cell">
      <style:table-cell-properties fo:padding="0.059in" fo:border="none"/>
    </style:style>
    <style:style style:name="Table3.B1" style:family="table-cell">
      <style:table-cell-properties fo:background-color="transparent" fo:padding="0.059in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Bitstream Vera Serif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Table_20_Contents">
      <style:paragraph-properties fo:text-align="end" style:justify-single-word="false"/>
    </style:style>
    <style:style style:name="MP6" style:family="paragraph">
      <style:paragraph-properties fo:text-align="center"/>
      <style:text-properties style:font-name="Bitstream Vera Serif" fo:font-size="10pt"/>
    </style:style>
    <style:style style:name="MP7" style:family="paragraph">
      <style:text-properties style:font-name="Bitstream Vera Serif" fo:font-size="10pt"/>
    </style:style>
    <style:style style:name="MP8" style:family="paragraph" style:parent-style-name="Header">
      <style:text-properties fo:font-size="9pt" style:font-size-asian="9pt" style:font-size-complex="9pt"/>
    </style:style>
    <style:style style:name="MP9" style:family="paragraph" style:parent-style-name="Footer">
      <style:paragraph-properties fo:text-align="start" style:justify-single-word="false"/>
      <style:text-properties fo:font-size="9.5pt" style:font-size-asian="9.5pt" style:font-size-complex="9.5pt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center" style:justify-single-word="false"/>
      <style:text-properties fo:font-size="9.5pt" style:font-size-asian="9.5pt" style:font-size-complex="9.5pt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style:font-name="Bitstream Vera Serif1" fo:font-size="9.5pt" style:font-size-asian="9.5pt" style:font-size-complex="9.5pt"/>
    </style:style>
    <style:style style:name="MT3" style:family="text">
      <style:text-properties fo:font-size="9.5pt" style:font-size-asian="9.5pt" style:font-size-complex="9.5pt"/>
    </style:style>
    <style:style style:name="MT4" style:family="text">
      <style:text-properties style:font-name="Bitstream Vera Serif" fo:font-size="10pt"/>
    </style:style>
    <style:style style:name="MT5" style:family="text">
      <style:text-properties style:font-name="Bitstream Vera Serif1" fo:font-size="10pt"/>
    </style:style>
    <style:style style:name="MT6" style:family="text">
      <style:text-properties style:font-name="Bitstream Vera Serif" fo:font-size="10pt" style:font-name-asian="Bitstream Vera Sans1" style:font-name-complex="Tahoma1"/>
    </style:style>
    <style:style style:name="MT7" style:family="text"/>
    <style:style style:name="MT8" style:family="text">
      <style:text-properties style:font-name="Bitstream Vera Serif1" fo:font-size="9pt" style:font-size-asian="9pt" style:font-size-complex="9pt"/>
    </style:style>
    <style:style style:name="MT9" style:family="text">
      <style:text-properties fo:font-size="9pt" style:font-size-asian="9pt" style:font-size-complex="9pt"/>
    </style:style>
    <style:style style:name="Mgr1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Mgr4" style:family="graphic">
      <style:graphic-properties draw:fill-color="#e6e6e6" draw:textarea-horizontal-align="center" draw:textarea-vertical-align="middle" draw:shadow="visible" draw:shadow-offset-x="0in" draw:shadow-offset-y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solid" draw:fill-color="#e6e6ff" fo:min-height="0.7811in" draw:shadow="visible" draw:shadow-offset-x="0in" draw:shadow-offset-y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none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Mgr8" style:family="graphic">
      <style:graphic-properties draw:stroke="none" svg:stroke-color="#000000" draw:fill="solid" draw:fill-color="#e6e6ff" draw:fill-gradient-name="Gradient_20_1" draw:textarea-horizontal-align="right" draw:textarea-vertical-align="middle" fo:min-height="0.2756in" fo:padding-right="0.1in" draw:shadow="visible" draw:shadow-offset-x="0in" draw:shadow-offset-y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 style:page-usage="mirrored">
      <style:page-layout-properties fo:page-width="8.2681in" fo:page-height="11.6929in" style:num-format="1" style:print-orientation="portrait" fo:margin-top="0.252in" fo:margin-bottom="0in" fo:margin-left="2.9528in" fo:margin-right="0.5902in" fo:background-color="transparent" style:register-truth-ref-style-name="Text_20_body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0236in" fo:margin-left="0in" fo:margin-right="0in" fo:margin-bottom="0.1965in" fo:border-top="none" fo:border-bottom="0.0138in solid #000000" fo:border-left="none" fo:border-right="none" fo:padding="0.0783in" fo:background-color="transparent" style:dynamic-spacing="false">
          <style:background-image/>
        </style:header-footer-properties>
      </style:header-style>
      <style:footer-style>
        <style:header-footer-properties fo:min-height="0.3929in" fo:margin-left="0in" fo:margin-right="0in" fo:margin-top="0.1965in" fo:border-top="0.0138in solid #000000" fo:border-bottom="none" fo:border-left="none" fo:border-right="none" fo:padding="0.0783in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3937in" fo:margin-right="2.9528in" fo:border-top="none" fo:border-bottom="none" fo:border-left="none" fo:border-right="0.0138in solid #000000" fo:padding="0.0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839in" fo:margin-left="0in" fo:margin-right="0in" fo:margin-bottom="0.1965in" style:dynamic-spacing="false"/>
      </style:header-style>
      <style:footer-style>
        <style:header-footer-properties svg:height="0.472in" fo:margin-left="0in" fo:margin-right="0in" fo:margin-top="0.1965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2.5591in" fo:border-top="none" fo:border-bottom="none" fo:border-left="none" fo:border-right="0.0138in solid #000000" fo:padding="0.0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839in" fo:margin-left="0in" fo:margin-right="0in" fo:margin-bottom="0.1965in" style:dynamic-spacing="false"/>
      </style:header-style>
      <style:footer-style>
        <style:header-footer-properties svg:height="0.472in" fo:margin-left="0in" fo:margin-right="0in" fo:margin-top="0.1965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839in" fo:margin-left="0in" fo:margin-right="0in" fo:margin-bottom="0.1965in" fo:border-top="none" fo:border-bottom="0.0138in solid #000000" fo:border-left="none" fo:border-right="none" fo:padding="0.0193in" fo:background-color="#e6e6ff" style:dynamic-spacing="false">
          <style:background-image/>
        </style:header-footer-properties>
      </style:header-style>
      <style:footer-style>
        <style:header-footer-properties svg:height="0.472in" fo:margin-left="0in" fo:margin-right="0in" fo:margin-top="0.1965in" fo:border-top="0.0138in solid #000000" fo:border-bottom="none" fo:border-left="none" fo:border-right="none" fo:padding="0.0193in" fo:background-color="#e6e6ff" style:dynamic-spacing="false">
          <style:background-image/>
        </style:header-footer-properties>
      </style:footer-style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3937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839in" fo:margin-left="0in" fo:margin-right="0in" fo:margin-bottom="0.1965in" fo:border-top="none" fo:border-bottom="0.0138in solid #000000" fo:border-left="none" fo:border-right="none" fo:padding="0.0193in" fo:background-color="#e6e6ff" style:dynamic-spacing="false">
          <style:background-image/>
        </style:header-footer-properties>
      </style:header-style>
      <style:footer-style>
        <style:header-footer-properties svg:height="0.472in" fo:margin-left="0in" fo:margin-right="0in" fo:margin-top="0.1965in" fo:border-top="0.0138in solid #000000" fo:border-bottom="none" fo:border-left="none" fo:border-right="none" fo:padding="0.0193in" fo:background-color="#e6e6ff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3" draw:style-name="Mgr1" draw:text-style-name="MP2" svg:width="2.4323in" svg:height="0.5496in" svg:x="-2.7118in" svg:y="0.1217in"><draw:image xlink:href="Pictures/10000201000002BB0000009EE7F755DC.png" xlink:type="simple" xlink:show="embed" xlink:actuate="onLoad"><text:p/></draw:image></draw:frame><draw:g text:anchor-type="paragraph" draw:z-index="5" draw:style-name="Mgr2"><draw:frame draw:style-name="Mgr3" draw:text-style-name="MP2" svg:width="0.3539in" svg:height="0.3539in" svg:x="4.4508in" svg:y="0.4362in"><draw:image xlink:href="Pictures/100002000000008000000080E19F4B99.png" xlink:type="simple" xlink:show="embed" xlink:actuate="onLoad"><text:p/></draw:image></draw:frame><draw:frame draw:style-name="Mgr3" draw:text-style-name="MP2" svg:width="0.365in" svg:height="0.5343in" draw:transform="rotate (0.360410490536761) translate (4.06597222222222in 0.228472222222222in)"><draw:image xlink:href="Pictures/10000200000000AA000000F901A4D8D9.png" xlink:type="simple" xlink:show="embed" xlink:actuate="onLoad"><text:p/></draw:image></draw:frame><draw:frame draw:style-name="Mgr3" draw:text-style-name="MP2" svg:width="0.298in" svg:height="0.5323in" draw:transform="rotate (-0.317300858013696) translate (4.70763888888889in 0.0291666666666667in)"><draw:image xlink:href="Pictures/1000020000000083000000EAC7A04487.png" xlink:type="simple" xlink:show="embed" xlink:actuate="onLoad"><text:p/></draw:image></draw:frame><draw:frame draw:style-name="Mgr3" draw:text-style-name="MP2" svg:width="0.4031in" svg:height="0.4043in" svg:x="4.3154in" svg:y="0.248in"><draw:image xlink:href="Pictures/1000020100000080000000809649768E.png" xlink:type="simple" xlink:show="embed" xlink:actuate="onLoad"><text:p/></draw:image></draw:frame></draw:g><draw:rect text:anchor-type="paragraph" draw:z-index="4" draw:style-name="Mgr4" draw:text-style-name="MP3" svg:width="7.8087in" svg:height="0.8185in" svg:x="-2.7453in" svg:y="-0.0063in"><text:p/></draw:rect><text:span text:style-name="MT1"> </text:span><text:line-break/>Embedded Linux kernel<text:line-break/>and driver development<text:line-break/>Training lab book</text:p>
      </style:header>
      <style:header-left>
        <text:p text:style-name="MP1"><draw:rect text:anchor-type="paragraph" draw:z-index="2" draw:style-name="Mgr4" draw:text-style-name="MP3" svg:width="7.563in" svg:height="0.8185in" svg:x="-0.0063in" svg:y="-0.0063in"><text:p/></draw:rect><text:span text:style-name="MT1"> </text:span><text:line-break/>Embedded Linux kernel<text:line-break/>and driver development<text:line-break/>Training lab book</text:p>
      </style:header-left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4"><text:span text:style-name="MT2">©</text:span><text:span text:style-name="MT3"> Copyright 2005-2004, Michael Opdenacker, </text:span><text:a xlink:type="simple" xlink:href="http://free-electrons/"><text:span text:style-name="MT3">http://free-electrons</text:span></text:a><text:span text:style-name="MT3">, GNU Free Documentation License</text:span></text:p>
            </table:table-cell>
            <table:table-cell office:value-type="string">
              <text:p text:style-name="MP5"><text:page-number text:select-page="current"/> <text:s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>
      <style:header>
        <text:p text:style-name="Header"><draw:frame text:anchor-type="paragraph" draw:z-index="12" draw:style-name="Mgr5" draw:text-style-name="MP6" svg:width="7.0768in" svg:height="0.7815in" svg:x="0.0091in" svg:y="-0.0091in"><draw:text-box><text:p text:style-name="MP3"><text:span text:style-name="MT4"/></text:p><text:p text:style-name="MP3"><text:span text:style-name="MT4">Linux Training</text:span><text:span text:style-name="MT4"><text:line-break/></text:span><text:span text:style-name="MT4">Lab book</text:span></text:p></draw:text-box></draw:frame><draw:frame text:anchor-type="paragraph" draw:z-index="13" draw:style-name="Mgr6" draw:text-style-name="MP2" svg:width="2.4323in" svg:height="0.5496in" svg:x="0.1043in" svg:y="0.0827in"><draw:image xlink:href="Pictures/10000201000002BB0000009EE7F755DC.png" xlink:type="simple" xlink:show="embed" xlink:actuate="onLoad"><text:p/></draw:image></draw:frame><draw:g text:anchor-type="paragraph" draw:z-index="14" draw:style-name="Mgr2"><draw:frame draw:style-name="Mgr7" draw:text-style-name="MP2" svg:width="0.3539in" svg:height="0.3539in" svg:x="6.5in" svg:y="0.4362in"><draw:image xlink:href="Pictures/100002000000008000000080E19F4B99.png" xlink:type="simple" xlink:show="embed" xlink:actuate="onLoad"><text:p/></draw:image></draw:frame><draw:frame draw:style-name="Mgr7" draw:text-style-name="MP2" svg:width="0.365in" svg:height="0.5343in" draw:transform="rotate (0.360410490536761) translate (6.11527777777778in 0.228472222222222in)"><draw:image xlink:href="Pictures/10000200000000AA000000F901A4D8D9.png" xlink:type="simple" xlink:show="embed" xlink:actuate="onLoad"><text:p/></draw:image></draw:frame><draw:frame draw:style-name="Mgr7" draw:text-style-name="MP2" svg:width="0.298in" svg:height="0.5323in" draw:transform="rotate (-0.317300858013696) translate (6.75694444444444in 0.0291666666666667in)"><draw:image xlink:href="Pictures/1000020000000083000000EAC7A04487.png" xlink:type="simple" xlink:show="embed" xlink:actuate="onLoad"><text:p/></draw:image></draw:frame><draw:frame draw:style-name="Mgr7" draw:text-style-name="MP2" svg:width="0.4031in" svg:height="0.4043in" svg:x="6.3646in" svg:y="0.248in"><draw:image xlink:href="Pictures/1000020100000080000000809649768E.png" xlink:type="simple" xlink:show="embed" xlink:actuate="onLoad"><text:p/></draw:image></draw:frame></draw:g></text:p>
      </style:header>
      <style:footer>
        <text:p text:style-name="Footer"><draw:frame text:anchor-type="paragraph" draw:z-index="15" draw:style-name="Mgr8" draw:text-style-name="MP7" svg:width="7.0768in" svg:height="0.276in" svg:x="0.0083in" svg:y="0.0256in"><draw:text-box><text:p><text:span text:style-name="MT5">©</text:span><text:span text:style-name="MT6"> 2004-2010 Free Electrons, </text:span><text:span text:style-name="MT6"><text:a xlink:href="http://free-electrons.com/">http://free-electrons.com</text:a></text:span><text:span text:style-name="MT6"> <text:s text:c="9"/>Creative Commons License</text:span></text:p></draw:text-box></draw:frame></text:p>
      </style:footer>
    </style:master-page>
    <style:master-page style:name="Right_20_Page" style:display-name="Right Page" style:page-layout-name="Mpm4" style:next-style-name="Left_20_Page">
      <style:header>
        <text:p text:style-name="MP8"><draw:frame text:anchor-type="paragraph" draw:z-index="1" draw:style-name="Mgr5" draw:text-style-name="MP6" svg:width="7.0768in" svg:height="0.7815in" svg:x="0.0091in" svg:y="-0.0091in"><draw:text-box><text:p text:style-name="MP3"><text:span text:style-name="MT4"/></text:p><text:p text:style-name="MP3"><text:span text:style-name="MT4">Linux Training</text:span><text:span text:style-name="MT4"><text:line-break/></text:span><text:span text:style-name="MT4">Lab Book</text:span></text:p></draw:text-box></draw:frame><draw:frame text:anchor-type="paragraph" draw:z-index="10" draw:style-name="Mgr6" draw:text-style-name="MP2" svg:width="2.4323in" svg:height="0.5496in" svg:x="0.1043in" svg:y="0.0827in"><draw:image xlink:href="Pictures/10000201000002BB0000009EE7F755DC.png" xlink:type="simple" xlink:show="embed" xlink:actuate="onLoad"><text:p/></draw:image></draw:frame><draw:g text:anchor-type="paragraph" draw:z-index="11" draw:style-name="Mgr2"><draw:frame draw:style-name="Mgr7" draw:text-style-name="MP2" svg:width="0.3539in" svg:height="0.3539in" svg:x="6.5in" svg:y="0.4362in"><draw:image xlink:href="Pictures/100002000000008000000080E19F4B99.png" xlink:type="simple" xlink:show="embed" xlink:actuate="onLoad"><text:p/></draw:image></draw:frame><draw:frame draw:style-name="Mgr7" draw:text-style-name="MP2" svg:width="0.365in" svg:height="0.5343in" draw:transform="rotate (0.360410490536761) translate (6.11527777777778in 0.228472222222222in)"><draw:image xlink:href="Pictures/10000200000000AA000000F901A4D8D9.png" xlink:type="simple" xlink:show="embed" xlink:actuate="onLoad"><text:p/></draw:image></draw:frame><draw:frame draw:style-name="Mgr7" draw:text-style-name="MP2" svg:width="0.298in" svg:height="0.5323in" draw:transform="rotate (-0.317300858013696) translate (6.75694444444444in 0.0291666666666667in)"><draw:image xlink:href="Pictures/1000020000000083000000EAC7A04487.png" xlink:type="simple" xlink:show="embed" xlink:actuate="onLoad"><text:p/></draw:image></draw:frame><draw:frame draw:style-name="Mgr7" draw:text-style-name="MP2" svg:width="0.4031in" svg:height="0.4043in" svg:x="6.3646in" svg:y="0.248in"><draw:image xlink:href="Pictures/1000020100000080000000809649768E.png" xlink:type="simple" xlink:show="embed" xlink:actuate="onLoad"><text:p/></draw:image></draw:frame></draw:g></text:p>
      </style:header>
      <style:footer>
        <text:p text:style-name="Footer"><draw:frame text:anchor-type="paragraph" draw:z-index="0" draw:style-name="Mgr8" draw:text-style-name="MP7" svg:width="7.0768in" svg:height="0.276in" svg:x="0.0083in" svg:y="0.0055in"><draw:text-box><text:p><text:span text:style-name="MT5">©</text:span><text:span text:style-name="MT6"> 2004-2010 Free Electrons, </text:span><text:span text:style-name="MT6"><text:a xlink:href="http://free-electrons.com/">http://free-electrons.com</text:a></text:span><text:span text:style-name="MT6"> <text:s text:c="7"/>Creative Commons License</text:span></text:p></draw:text-box></draw:frame></text:p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Title_20_page" style:display-name="Title page" style:page-layout-name="Mpm7" style:next-style-name="License_20_page">
      <style:header>
        <text:p text:style-name="MP1"><draw:frame text:anchor-type="paragraph" draw:z-index="6" draw:style-name="Mgr6" draw:text-style-name="MP2" svg:width="2.4323in" svg:height="0.5496in" svg:x="0.1043in" svg:y="0.0827in"><draw:image xlink:href="Pictures/10000201000002BB0000009EE7F755DC.png" xlink:type="simple" xlink:show="embed" xlink:actuate="onLoad"><text:p/></draw:image></draw:frame><draw:g text:anchor-type="paragraph" draw:z-index="7" draw:style-name="Mgr2"><draw:frame draw:style-name="Mgr7" draw:text-style-name="MP2" svg:width="0.3539in" svg:height="0.3539in" svg:x="6.5in" svg:y="0.4362in"><draw:image xlink:href="Pictures/100002000000008000000080E19F4B99.png" xlink:type="simple" xlink:show="embed" xlink:actuate="onLoad"><text:p/></draw:image></draw:frame><draw:frame draw:style-name="Mgr7" draw:text-style-name="MP2" svg:width="0.365in" svg:height="0.5343in" draw:transform="rotate (0.360410490536761) translate (6.11527777777778in 0.228472222222222in)"><draw:image xlink:href="Pictures/10000200000000AA000000F901A4D8D9.png" xlink:type="simple" xlink:show="embed" xlink:actuate="onLoad"><text:p/></draw:image></draw:frame><draw:frame draw:style-name="Mgr7" draw:text-style-name="MP2" svg:width="0.298in" svg:height="0.5323in" draw:transform="rotate (-0.317300858013696) translate (6.75694444444444in 0.0291666666666667in)"><draw:image xlink:href="Pictures/1000020000000083000000EAC7A04487.png" xlink:type="simple" xlink:show="embed" xlink:actuate="onLoad"><text:p/></draw:image></draw:frame><draw:frame draw:style-name="Mgr7" draw:text-style-name="MP2" svg:width="0.4031in" svg:height="0.4043in" svg:x="6.3646in" svg:y="0.248in"><draw:image xlink:href="Pictures/1000020100000080000000809649768E.png" xlink:type="simple" xlink:show="embed" xlink:actuate="onLoad"><text:p/></draw:image></draw:frame></draw:g></text:p>
        <text:p text:style-name="MP1">Linux Training</text:p>
        <text:p text:style-name="MP1">Lab Book</text:p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9"><text:page-number text:select-page="current"/></text:p>
            </table:table-cell>
            <table:table-cell table:style-name="Table2.B1" office:value-type="string">
              <text:p text:style-name="MP10"><text:span text:style-name="MT2">©</text:span><text:span text:style-name="MT3"> 2004-2009, Free Electrons, </text:span><text:a xlink:type="simple" xlink:href="http://free-electrons.com/">http://free-electrons.com</text:a><text:span text:style-name="MT3">, Creative Commons License</text:span></text:p>
            </table:table-cell>
          </table:table-row>
        </table:table>
        <text:p text:style-name="MP11"/>
      </style:footer>
    </style:master-page>
    <style:master-page style:name="License_20_page" style:display-name="License page" style:page-layout-name="Mpm8" style:next-style-name="Right_20_Page">
      <style:header>
        <text:p text:style-name="MP1"><draw:g text:anchor-type="paragraph" draw:z-index="9" draw:style-name="Mgr2"><draw:frame draw:style-name="Mgr7" draw:text-style-name="MP2" svg:width="0.3539in" svg:height="0.3539in" svg:x="6.5in" svg:y="0.4362in"><draw:image xlink:href="Pictures/100002000000008000000080E19F4B99.png" xlink:type="simple" xlink:show="embed" xlink:actuate="onLoad"><text:p/></draw:image></draw:frame><draw:frame draw:style-name="Mgr7" draw:text-style-name="MP2" svg:width="0.365in" svg:height="0.5343in" draw:transform="rotate (0.360410490536761) translate (6.11527777777778in 0.228472222222222in)"><draw:image xlink:href="Pictures/10000200000000AA000000F901A4D8D9.png" xlink:type="simple" xlink:show="embed" xlink:actuate="onLoad"><text:p/></draw:image></draw:frame><draw:frame draw:style-name="Mgr7" draw:text-style-name="MP2" svg:width="0.298in" svg:height="0.5323in" draw:transform="rotate (-0.317300858013696) translate (6.75694444444444in 0.0291666666666667in)"><draw:image xlink:href="Pictures/1000020000000083000000EAC7A04487.png" xlink:type="simple" xlink:show="embed" xlink:actuate="onLoad"><text:p/></draw:image></draw:frame><draw:frame draw:style-name="Mgr7" draw:text-style-name="MP2" svg:width="0.4031in" svg:height="0.4043in" svg:x="6.3646in" svg:y="0.248in"><draw:image xlink:href="Pictures/1000020100000080000000809649768E.png" xlink:type="simple" xlink:show="embed" xlink:actuate="onLoad"><text:p/></draw:image></draw:frame></draw:g><draw:frame text:anchor-type="paragraph" draw:z-index="8" draw:style-name="Mgr6" draw:text-style-name="MP2" svg:width="2.4323in" svg:height="0.5496in" svg:x="0.1043in" svg:y="0.0827in"><draw:image xlink:href="Pictures/10000201000002BB0000009EE7F755DC.png" xlink:type="simple" xlink:show="embed" xlink:actuate="onLoad"><text:p/></draw:image></draw:frame></text:p>
        <text:p text:style-name="MP1">Linux Training</text:p>
        <text:p text:style-name="MP1">Lab Book</text:p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9"><text:page-number text:select-page="current"/></text:p>
            </table:table-cell>
            <table:table-cell table:style-name="Table3.B1" office:value-type="string">
              <text:p text:style-name="MP10"><text:span text:style-name="MT8">©</text:span><text:span text:style-name="MT9"> Copyright 2004-2009, Free Electrons, </text:span><text:a xlink:type="simple" xlink:href="http://free-electrons.com/"><text:span text:style-name="MT9">http://free-electrons.com</text:span></text:a><text:span text:style-name="MT9">, Creative Commons License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CI drivers lab</dc:title>
    <meta:creation-date>2010-02-12T07:57:31</meta:creation-date>
    <meta:editing-cycles>6</meta:editing-cycles>
    <meta:editing-duration>PT00H12M46S</meta:editing-duration>
    <meta:initial-creator>Michael Opdenacker</meta:initial-creator>
    <dc:date>2010-11-21T21:36:56</dc:date>
    <dc:creator>Michael Opdenacker</dc:creator>
    <meta:document-statistic meta:table-count="3" meta:image-count="0" meta:object-count="0" meta:page-count="2" meta:paragraph-count="32" meta:word-count="272" meta:character-count="1752"/>
    <meta:user-defined meta:name="Info 1"/>
    <meta:user-defined meta:name="Info 2"/>
    <meta:user-defined meta:name="Info 3"/>
    <meta:user-defined meta:name="Info 4"/>
    <meta:template xlink:type="simple" xlink:actuate="onRequest" xlink:title="felabs" xlink:href="../../.openoffice.org/3/user/template/felabs.ott" meta:date="2010-02-12T07:57:30"/>
  </office:meta>
</office:document-meta>
</file>